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0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10/15/2017</text:p>
          </table:table-cell>
          <table:table-cell table:style-name="taxable_event_note_border_default" office:value-type="string">
            <text:p>10/15/2017</text:p>
          </table:table-cell>
          <table:table-cell table:style-name="taxable_event_note_border_fiat" office:value="990.0" office:value-type="float"/>
          <table:table-cell table:style-name="acquired_lot_note_border_fiat" office:value="1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00.00000000 of 200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00.00000000 of 100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10-15 11:24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59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1</text:p>
          </table:table-cell>
          <table:table-cell table:style-name="taxable_event_note_border_default" office:value-type="string">
            <text:p>01/03/2021</text:p>
          </table:table-cell>
          <table:table-cell table:style-name="taxable_event_note_border_fiat" office:value="649.0" office:value-type="float"/>
          <table:table-cell table:style-name="acquired_lot_note_border_fiat" office:value="177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472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59.00000000 of 59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59.00000000 of 246.7210203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87.721020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03/2021</text:p>
          </table:table-cell>
          <table:table-cell table:style-name="taxable_event_note_fiat" office:value="2064.9312233" office:value-type="float"/>
          <table:table-cell table:style-name="acquired_lot_note_fiat" office:value="2252.65224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7.72102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87.72102030 of 486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87.72102030 of 246.7210203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4493405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6/2021</text:p>
          </table:table-cell>
          <table:table-cell table:style-name="taxable_event_note_default" office:value-type="string">
            <text:p>01/09/2021</text:p>
          </table:table-cell>
          <table:table-cell table:style-name="taxable_event_note_fiat" office:value="100.03087682" office:value-type="float"/>
          <table:table-cell table:style-name="acquired_lot_note_fiat" office:value="3.4493405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6.5815362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3.44934058 of 8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44934058 of 3.4493405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9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1892415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6/2021</text:p>
          </table:table-cell>
          <table:table-cell table:style-name="taxable_event_note_default" office:value-type="string">
            <text:p>01/13/2021</text:p>
          </table:table-cell>
          <table:table-cell table:style-name="taxable_event_note_fiat" office:value="118.70317422" office:value-type="float"/>
          <table:table-cell table:style-name="acquired_lot_note_fiat" office:value="13.1892415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5.5139326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13.18924158 of 8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18924158 of 13.1892415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7.3255564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6/2021</text:p>
          </table:table-cell>
          <table:table-cell table:style-name="taxable_event_note_default" office:value-type="string">
            <text:p>01/16/2021</text:p>
          </table:table-cell>
          <table:table-cell table:style-name="taxable_event_note_fiat" office:value="109.30222576" office:value-type="float"/>
          <table:table-cell table:style-name="acquired_lot_note_fiat" office:value="27.3255564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1.9766693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27.32555644 of 8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7.32555644 of 27.32555644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6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6677628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6/2021</text:p>
          </table:table-cell>
          <table:table-cell table:style-name="taxable_event_note_default" office:value-type="string">
            <text:p>01/17/2021</text:p>
          </table:table-cell>
          <table:table-cell table:style-name="taxable_event_note_fiat" office:value="68.3388141" office:value-type="float"/>
          <table:table-cell table:style-name="acquired_lot_note_fiat" office:value="13.6677628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4.6710512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13.66776282 of 8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66776282 of 13.66776282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7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8882044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6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574.19895232" office:value-type="float"/>
          <table:table-cell table:style-name="acquired_lot_note_fiat" office:value="16.8882044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57.3107478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16.88820448 of 8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88820448 of 16.8882044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0.479894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6/2021</text:p>
          </table:table-cell>
          <table:table-cell table:style-name="taxable_event_note_default" office:value-type="string">
            <text:p>01/22/2021</text:p>
          </table:table-cell>
          <table:table-cell table:style-name="taxable_event_note_fiat" office:value="366.7962935" office:value-type="float"/>
          <table:table-cell table:style-name="acquired_lot_note_fiat" office:value="10.479894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56.31639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10.47989410 of 8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0.47989410 of 16.88999542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2 00:0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6.4101013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5/2021</text:p>
          </table:table-cell>
          <table:table-cell table:style-name="taxable_event_note_default" office:value-type="string">
            <text:p>01/22/2021</text:p>
          </table:table-cell>
          <table:table-cell table:style-name="taxable_event_note_fiat" office:value="224.3535462" office:value-type="float"/>
          <table:table-cell table:style-name="acquired_lot_note_fiat" office:value="12.8202026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1.53334356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6.41010132 of 9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6.41010132 of 16.88999542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2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5898986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5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95.82625116" office:value-type="float"/>
          <table:table-cell table:style-name="acquired_lot_note_fiat" office:value="5.179797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90.6464538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2.58989868 of 9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2.58989868 of 16.42478947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3.834890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511.89095923" office:value-type="float"/>
          <table:table-cell table:style-name="acquired_lot_note_fiat" office:value="83.0093447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28.8816144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4: 13.83489079 of 81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13.83489079 of 16.42478947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5.3757129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25/2021</text:p>
          </table:table-cell>
          <table:table-cell table:style-name="taxable_event_note_fiat" office:value="661.15565857" office:value-type="float"/>
          <table:table-cell table:style-name="acquired_lot_note_fiat" office:value="92.2542779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68.901380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4: 15.37571299 of 81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5.37571299 of 15.37571299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5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1351396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27/2021</text:p>
          </table:table-cell>
          <table:table-cell table:style-name="taxable_event_note_fiat" office:value="131.67586698" office:value-type="float"/>
          <table:table-cell table:style-name="acquired_lot_note_fiat" office:value="18.810838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12.8650288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3.13513969 of 8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13513969 of 3.13513969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7 00:0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7.1829771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15/2021</text:p>
          </table:table-cell>
          <table:table-cell table:style-name="taxable_event_note_default" office:value-type="string">
            <text:p>01/30/2021</text:p>
          </table:table-cell>
          <table:table-cell table:style-name="taxable_event_note_fiat" office:value="549.8552688" office:value-type="float"/>
          <table:table-cell table:style-name="acquired_lot_note_fiat" office:value="103.097862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6.757405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17.18297715 of 8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7.18297715 of 17.18297715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30 00:00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3.145782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